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Courier New" svg:font-family="'Courier New', Courier, monospace, arial, sans-serif"/>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200%"/>
    </style:style>
    <style:style style:name="P2" style:family="paragraph" style:parent-style-name="Standard">
      <style:paragraph-properties fo:margin-left="0in" fo:margin-right="0in" fo:line-height="200%" fo:text-indent="0.5in" style:auto-text-indent="false"/>
      <style:text-properties officeooo:paragraph-rsid="000a494a"/>
    </style:style>
    <style:style style:name="P3" style:family="paragraph" style:parent-style-name="Standard">
      <style:paragraph-properties fo:line-height="200%"/>
      <style:text-properties officeooo:paragraph-rsid="000a494a"/>
    </style:style>
    <style:style style:name="P4" style:family="paragraph" style:parent-style-name="Standard">
      <style:paragraph-properties fo:margin-left="0.5in" fo:margin-right="0in" fo:line-height="200%" fo:text-indent="-0.5in" style:auto-text-indent="false"/>
      <style:text-properties officeooo:paragraph-rsid="000c8820"/>
    </style:style>
    <style:style style:name="P5" style:family="paragraph" style:parent-style-name="Standard">
      <style:paragraph-properties fo:margin-left="0in" fo:margin-right="0in" fo:line-height="200%" fo:text-align="center" style:justify-single-word="false" fo:text-indent="0.5in" style:auto-text-indent="false"/>
      <style:text-properties officeooo:paragraph-rsid="000f277d"/>
    </style:style>
    <style:style style:name="P6" style:family="paragraph" style:parent-style-name="Standard">
      <style:paragraph-properties fo:line-height="200%"/>
      <style:text-properties officeooo:paragraph-rsid="000d4a4f"/>
    </style:style>
    <style:style style:name="P7" style:family="paragraph" style:parent-style-name="Standard">
      <style:paragraph-properties fo:line-height="200%"/>
      <style:text-properties officeooo:paragraph-rsid="001023c5"/>
    </style:style>
    <style:style style:name="P8" style:family="paragraph" style:parent-style-name="Standard">
      <style:paragraph-properties fo:line-height="200%"/>
      <style:text-properties officeooo:paragraph-rsid="0011b5fd"/>
    </style:style>
    <style:style style:name="P9" style:family="paragraph" style:parent-style-name="Standard">
      <style:paragraph-properties fo:line-height="200%"/>
      <style:text-properties officeooo:paragraph-rsid="0013947c"/>
    </style:style>
    <style:style style:name="P10" style:family="paragraph" style:parent-style-name="Standard">
      <style:paragraph-properties fo:line-height="200%" fo:text-align="center" style:justify-single-word="false"/>
      <style:text-properties fo:font-size="12pt" officeooo:paragraph-rsid="000c8820" style:font-size-asian="12pt" style:font-name-complex="Calibri1" style:font-size-complex="12pt"/>
    </style:style>
    <style:style style:name="P11" style:family="paragraph" style:parent-style-name="Standard">
      <style:text-properties fo:font-size="12pt" style:font-size-asian="12pt" style:font-name-complex="Calibri1" style:font-size-complex="12pt"/>
    </style:style>
    <style:style style:name="P12" style:family="paragraph" style:parent-style-name="Standard">
      <style:paragraph-properties fo:line-height="200%"/>
      <style:text-properties officeooo:rsid="000a494a" officeooo:paragraph-rsid="000d4a4f"/>
    </style:style>
    <style:style style:name="P13" style:family="paragraph" style:parent-style-name="Standard">
      <style:paragraph-properties fo:line-height="200%"/>
      <style:text-properties officeooo:rsid="000d4a4f" officeooo:paragraph-rsid="000d4a4f"/>
    </style:style>
    <style:style style:name="P14" style:family="paragraph" style:parent-style-name="Standard">
      <style:paragraph-properties fo:line-height="200%"/>
      <style:text-properties officeooo:rsid="000d4a4f" officeooo:paragraph-rsid="001023c5"/>
    </style:style>
    <style:style style:name="P15" style:family="paragraph" style:parent-style-name="Standard" style:list-style-name="L1">
      <style:paragraph-properties fo:line-height="200%"/>
      <style:text-properties officeooo:rsid="000d4a4f" officeooo:paragraph-rsid="0013803a"/>
    </style:style>
    <style:style style:name="P16" style:family="paragraph" style:parent-style-name="Standard">
      <style:paragraph-properties fo:margin-left="0in" fo:margin-right="0in" fo:line-height="200%" fo:text-align="center" style:justify-single-word="false" fo:text-indent="0.5in" style:auto-text-indent="false"/>
      <style:text-properties officeooo:rsid="001ae8c8" officeooo:paragraph-rsid="000f277d"/>
    </style:style>
    <style:style style:name="P17" style:family="paragraph" style:parent-style-name="Standard">
      <style:paragraph-properties fo:line-height="200%"/>
      <style:text-properties officeooo:rsid="001023c5" officeooo:paragraph-rsid="001023c5"/>
    </style:style>
    <style:style style:name="P18" style:family="paragraph" style:parent-style-name="Standard">
      <style:paragraph-properties fo:line-height="200%"/>
      <style:text-properties officeooo:rsid="0011b5fd" officeooo:paragraph-rsid="0011b5fd"/>
    </style:style>
    <style:style style:name="P19" style:family="paragraph" style:parent-style-name="Standard">
      <style:paragraph-properties fo:line-height="200%"/>
      <style:text-properties fo:font-style="italic" style:font-style-asian="italic" style:font-style-complex="italic"/>
    </style:style>
    <style:style style:name="P20" style:family="paragraph" style:parent-style-name="Standard">
      <style:paragraph-properties fo:line-height="200%"/>
      <style:text-properties fo:font-style="italic" officeooo:rsid="0013803a" officeooo:paragraph-rsid="0013803a" style:font-style-asian="italic" style:font-style-complex="italic"/>
    </style:style>
    <style:style style:name="P21" style:family="paragraph" style:parent-style-name="Standard">
      <style:paragraph-properties fo:line-height="200%"/>
      <style:text-properties officeooo:rsid="0012c2f8" officeooo:paragraph-rsid="0013803a"/>
    </style:style>
    <style:style style:name="P22" style:family="paragraph" style:parent-style-name="Standard">
      <style:paragraph-properties fo:line-height="200%"/>
      <style:text-properties officeooo:rsid="0013947c" officeooo:paragraph-rsid="0013947c"/>
    </style:style>
    <style:style style:name="P23" style:family="paragraph" style:parent-style-name="Standard">
      <style:paragraph-properties fo:line-height="200%"/>
      <style:text-properties officeooo:rsid="00143c08" officeooo:paragraph-rsid="00143c08"/>
    </style:style>
    <style:style style:name="P24" style:family="paragraph" style:parent-style-name="Standard">
      <style:paragraph-properties fo:line-height="200%"/>
      <style:text-properties officeooo:rsid="00143c08" officeooo:paragraph-rsid="00145515"/>
    </style:style>
    <style:style style:name="P25" style:family="paragraph" style:parent-style-name="Standard">
      <style:paragraph-properties fo:line-height="200%"/>
      <style:text-properties officeooo:rsid="00143c08" officeooo:paragraph-rsid="0017b8b7"/>
    </style:style>
    <style:style style:name="P26" style:family="paragraph" style:parent-style-name="Standard" style:list-style-name="L2">
      <style:paragraph-properties fo:line-height="200%"/>
      <style:text-properties officeooo:rsid="00143c08" officeooo:paragraph-rsid="0017b8b7"/>
    </style:style>
    <style:style style:name="P27" style:family="paragraph" style:parent-style-name="Standard" style:list-style-name="L3">
      <style:paragraph-properties fo:line-height="200%"/>
      <style:text-properties officeooo:rsid="00143c08" officeooo:paragraph-rsid="00145515"/>
    </style:style>
    <style:style style:name="T1" style:family="text">
      <style:text-properties fo:font-size="12pt" style:font-size-asian="12pt" style:font-name-complex="Calibri1" style:font-size-complex="12pt"/>
    </style:style>
    <style:style style:name="T2" style:family="text">
      <style:text-properties fo:font-size="12pt" officeooo:rsid="000a494a" style:font-size-asian="12pt" style:font-name-complex="Calibri1" style:font-size-complex="12pt"/>
    </style:style>
    <style:style style:name="T3" style:family="text">
      <style:text-properties fo:font-size="12pt" officeooo:rsid="000d4a4f" style:font-size-asian="12pt" style:font-name-complex="Calibri1" style:font-size-complex="12pt"/>
    </style:style>
    <style:style style:name="T4" style:family="text">
      <style:text-properties fo:font-size="12pt" officeooo:rsid="001ae8c8" style:font-size-asian="12pt" style:font-name-complex="Calibri1" style:font-size-complex="12pt"/>
    </style:style>
    <style:style style:name="T5" style:family="text">
      <style:text-properties fo:font-size="12pt" officeooo:rsid="000f277d" style:font-size-asian="12pt" style:font-name-complex="Calibri1" style:font-size-complex="12pt"/>
    </style:style>
    <style:style style:name="T6" style:family="text">
      <style:text-properties fo:font-size="12pt" officeooo:rsid="001023c5" style:font-size-asian="12pt" style:font-name-complex="Calibri1" style:font-size-complex="12pt"/>
    </style:style>
    <style:style style:name="T7" style:family="text">
      <style:text-properties fo:font-size="12pt" officeooo:rsid="0011b5fd" style:font-size-asian="12pt" style:font-name-complex="Calibri1" style:font-size-complex="12pt"/>
    </style:style>
    <style:style style:name="T8" style:family="text">
      <style:text-properties fo:font-size="12pt" officeooo:rsid="0012c2f8" style:font-size-asian="12pt" style:font-name-complex="Calibri1" style:font-size-complex="12pt"/>
    </style:style>
    <style:style style:name="T9" style:family="text">
      <style:text-properties fo:font-size="12pt" officeooo:rsid="0013803a" style:font-size-asian="12pt" style:font-name-complex="Calibri1" style:font-size-complex="12pt"/>
    </style:style>
    <style:style style:name="T10" style:family="text">
      <style:text-properties fo:font-size="12pt" officeooo:rsid="00145515" style:font-size-asian="12pt" style:font-name-complex="Calibri1" style:font-size-complex="12pt"/>
    </style:style>
    <style:style style:name="T11" style:family="text">
      <style:text-properties fo:font-size="12pt" officeooo:rsid="0015aae4" style:font-size-asian="12pt" style:font-name-complex="Calibri1" style:font-size-complex="12pt"/>
    </style:style>
    <style:style style:name="T12" style:family="text">
      <style:text-properties fo:font-size="12pt" officeooo:rsid="0016a9cc" style:font-size-asian="12pt" style:font-name-complex="Calibri1" style:font-size-complex="12pt"/>
    </style:style>
    <style:style style:name="T13" style:family="text">
      <style:text-properties fo:font-size="12pt" officeooo:rsid="0017b8b7" style:font-size-asian="12pt" style:font-name-complex="Calibri1" style:font-size-complex="12pt"/>
    </style:style>
    <style:style style:name="T14" style:family="text">
      <style:text-properties fo:font-size="12pt" officeooo:rsid="0018401d" style:font-size-asian="12pt" style:font-name-complex="Calibri1" style:font-size-complex="12pt"/>
    </style:style>
    <style:style style:name="T15" style:family="text">
      <style:text-properties fo:font-size="12pt" fo:font-weight="bold" style:font-size-asian="12pt" style:font-weight-asian="bold" style:font-name-complex="Calibri1" style:font-size-complex="12pt" style:font-weight-complex="bold"/>
    </style:style>
    <style:style style:name="T16" style:family="text">
      <style:text-properties fo:font-variant="normal" fo:text-transform="none" fo:color="#222222" loext:opacity="100%" fo:font-size="12pt" fo:letter-spacing="normal" style:font-size-asian="12pt" style:font-name-complex="Calibri1" style:font-size-complex="12pt"/>
    </style:style>
    <style:style style:name="T17" style:family="text">
      <style:text-properties fo:font-variant="normal" fo:text-transform="none" fo:color="#222222" loext:opacity="100%" style:font-name="Calibri2" fo:font-size="12pt" fo:letter-spacing="normal" fo:font-style="normal" fo:font-weight="normal" style:font-size-asian="12pt" style:font-name-complex="Calibri1" style:font-size-complex="12pt"/>
    </style:style>
    <style:style style:name="T18" style:family="text">
      <style:text-properties fo:font-variant="normal" fo:text-transform="none" fo:color="#222222" loext:opacity="100%" style:font-name="Calibri2" fo:font-size="12pt" fo:letter-spacing="normal" fo:font-style="normal" fo:font-weight="normal" officeooo:rsid="001023c5" style:font-size-asian="12pt" style:font-name-complex="Calibri1" style:font-size-complex="12pt"/>
    </style:style>
    <style:style style:name="T19" style:family="text">
      <style:text-properties fo:font-variant="normal" fo:text-transform="none" fo:color="#222222" loext:opacity="100%" style:font-name="Calibri2" fo:font-size="12pt" fo:letter-spacing="normal" fo:font-style="normal" fo:font-weight="normal" officeooo:rsid="0012c2f8" style:font-size-asian="12pt" style:font-name-complex="Calibri1" style:font-size-complex="12pt"/>
    </style:style>
    <style:style style:name="T20" style:family="text">
      <style:text-properties fo:font-variant="normal" fo:text-transform="none" fo:color="#222222" loext:opacity="100%" style:font-name="Calibri2" fo:font-size="12pt" fo:letter-spacing="normal" fo:font-style="normal" fo:font-weight="normal" officeooo:rsid="0013803a" style:font-size-asian="12pt" style:font-name-complex="Calibri1" style:font-size-complex="12pt"/>
    </style:style>
    <style:style style:name="T21" style:family="text">
      <style:text-properties fo:font-variant="normal" fo:text-transform="none" fo:color="#222222" loext:opacity="100%" style:font-name="Calibri2" fo:font-size="12pt" fo:letter-spacing="normal" fo:font-style="normal" fo:font-weight="bold" officeooo:rsid="000d4a4f" style:font-size-asian="12pt" style:font-weight-asian="bold" style:font-name-complex="Calibri1" style:font-size-complex="12pt" style:font-weight-complex="bold"/>
    </style:style>
    <style:style style:name="T22" style:family="text">
      <style:text-properties fo:font-variant="normal" fo:text-transform="none" fo:color="#222222" loext:opacity="100%" style:font-name="Calibri2" fo:font-size="12pt" fo:letter-spacing="normal" fo:font-weight="normal" officeooo:rsid="001023c5" style:font-size-asian="12pt" style:font-name-complex="Calibri1" style:font-size-complex="12pt"/>
    </style:style>
    <style:style style:name="T23" style:family="text">
      <style:text-properties fo:font-variant="normal" fo:text-transform="none" fo:color="#222222" loext:opacity="100%" style:font-name="Calibri2" fo:font-size="12pt" fo:letter-spacing="normal" fo:font-weight="normal" style:font-size-asian="12pt" style:font-name-complex="Calibri1" style:font-size-complex="12pt"/>
    </style:style>
    <style:style style:name="T24" style:family="text">
      <style:text-properties fo:font-variant="normal" fo:text-transform="none" fo:color="#1155cc" loext:opacity="100%" style:font-name="Calibri2" fo:font-size="12pt" fo:letter-spacing="normal" fo:font-style="normal" fo:font-weight="normal" style:font-size-asian="12pt" style:font-name-complex="Calibri1" style:font-size-complex="12pt"/>
    </style:style>
    <style:style style:name="T25" style:family="text">
      <style:text-properties style:text-position="super 58%" fo:font-size="12pt" officeooo:rsid="0015aae4" style:font-size-asian="12pt" style:font-name-complex="Calibri1" style:font-size-complex="12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Materials Research</text:span></text:p>
      <text:p text:style-name="P16"/>
      <text:p text:style-name="P2"><text:span text:style-name="T1">This article will be laid out as a process flow </text:span><text:span text:style-name="T2">until I further understand my</text:span><text:span text:style-name="T1"> intended process. It will be more technical in nature </text:span><text:span text:style-name="T12">than some of my other writings </text:span><text:span text:style-name="T1">and surround implementation. </text:span></text:p>
      <text:p text:style-name="P2"><text:span text:style-name="T1">The article “aflow.org: A web ecosystem of databases, software and tools” refers to a logical method. It states, “To enable materials databases supporting computational and experimental research, it is critical to develop platforms that both facilitate access to the data and provide the tools used to generate/analyze it — all while considering the diversity of users’ experience levels and usage needs.” (Esters et al. 1). </text:span></text:p>
      <text:p text:style-name="P2"><text:span text:style-name="T1"/></text:p>
      <text:p text:style-name="P1"><text:span text:style-name="T15">Part 1: The source data</text:span></text:p>
      <text:p text:style-name="P1"><text:span text:style-name="T1"><text:tab/>Perhaps the most applicable resource I have found through my extensive research of this topic is the materials project. An open-source app that can be found here: </text:span><text:a xlink:type="simple" xlink:href="https://materialsproject.org/.See" text:style-name="Internet_20_link" text:visited-style-name="Visited_20_Internet_20_Link"><text:span text:style-name="Internet_20_link"><text:span text:style-name="T1">https://materialsproject.org/</text:span></text:span></text:a><text:a xlink:type="simple" xlink:href="https://materialsproject.org/.See" text:style-name="Internet_20_link" text:visited-style-name="Visited_20_Internet_20_Link"><text:span text:style-name="T1">.</text:span></text:a><text:span text:style-name="T1"> According to the documentation it is intended to be used/shared openly </text:span><text:span text:style-name="T12">and is license under the creative commons 4.0 license</text:span><text:span text:style-name="T1">. </text:span><text:span text:style-name="T12">This was a major reason for selecting this dataset.</text:span><text:span text:style-name="T1"> </text:span><text:span text:style-name="T12">Many incredible minds</text:span><text:span text:style-name="T1"> have already started the conversation </text:span><text:span text:style-name="T12">however it is a new area of study for me</text:span><text:span text:style-name="T1">. </text:span></text:p>
      <text:p text:style-name="P1"><text:span text:style-name="T1"/></text:p>
      <text:p text:style-name="P1"><text:soft-page-break/><text:span text:style-name="T15">Part 2: The programming</text:span></text:p>
      <text:p text:style-name="P3"><text:span text:style-name="T1"><text:tab/>The Materials Project API outlines python programming as a preferred method and a git repository </text:span><text:a xlink:type="simple" xlink:href="https://github.com/materialsproject/api" text:style-name="Internet_20_link" text:visited-style-name="Visited_20_Internet_20_Link"><text:span text:style-name="Internet_20_link"><text:span text:style-name="T1">https://github.com/materialsproject/api</text:span></text:span></text:a><text:span text:style-name="T1"> that provides access to raw data. </text:span></text:p>
      <text:p text:style-name="P3"><text:span text:style-name="T1"/></text:p>
      <text:p text:style-name="P12"><text:span text:style-name="T1"><text:tab/>Mongo db </text:span><text:span text:style-name="T3">was a great option for storing data. In our example we queried our dataset from the API and saved it as a comma separate values file (excel). We cleaned it using python and excel. </text:span><text:span text:style-name="T5">It was then stored in a</text:span><text:span text:style-name="T3"> </text:span><text:span text:style-name="T5">locally hosted </text:span><text:span text:style-name="T3">mongo database. </text:span><text:span text:style-name="T5">Ubuntu docker image was my preferred method.</text:span></text:p>
      <text:p text:style-name="P12"><text:span text:style-name="T5"/></text:p>
      <text:p text:style-name="P3"><text:span text:style-name="T3"><text:tab/>At this point, d</text:span><text:span text:style-name="T1">ata should be fed through an algorithm (TBD) to output the desired unknown variables. </text:span><text:span text:style-name="T3">My next steps are delving further into the sciences to develop a greater understanding </text:span><text:span text:style-name="T5">as my current knowledge on the subject is lacking</text:span><text:span text:style-name="T3">. I found the write to csv functionality in python to be particularly useful to this point.</text:span></text:p>
      <text:p text:style-name="P3"><text:span text:style-name="T3"/></text:p>
      <text:p text:style-name="P22"><text:span text:style-name="T1"><text:tab/>Due to the technical nature of this topic, I was careful to thoroughly comment the code for people new to the subject. This was particularly important to me as I had zero understanding of python 1 month ago.</text:span></text:p>
      <text:p text:style-name="P22"><text:span text:style-name="T1"/></text:p>
      <text:p text:style-name="P22"><text:soft-page-break/><text:span text:style-name="T1"><text:tab/>The code that accompanies this paper does not reveal any scientific mysteries however it does show some of the functionalities available with a working example someone could adapt to their own purposes. It is intended to gather ideas into one place and be approachable for a novice user.</text:span></text:p>
      <text:p text:style-name="P22"><text:span text:style-name="T1"/></text:p>
      <text:p text:style-name="P22"><text:span text:style-name="T11"><text:tab/></text:span><text:span text:style-name="T1">The model uses linear regression, random forest regression, feature importance as well as a k 1-25 iteration. I highly encourage interested people <text:s/>to watch a video on these topics </text:span><text:span text:style-name="T11">individually </text:span><text:span text:style-name="T1">as I found them to be particularly interesting topics. </text:span><text:span text:style-name="T11">I hope to be able to apply all of these to regression concepts to more thoughtfully selected material properties in the future. </text:span></text:p>
      <text:p text:style-name="P22"><text:span text:style-name="T11"/></text:p>
      <text:p text:style-name="P23"><text:span text:style-name="T1"><text:tab/>We presented this project for a live group and believe it was pretty easy to follow the examples. We did have a question surrounding the K 1-25 iteration that after digesting think I am better able to answer. </text:span></text:p>
      <text:p text:style-name="P23"><text:span text:style-name="T1"/></text:p>
      <text:list xml:id="list3680031108" text:style-name="L3">
        <text:list-item>
          <text:p text:style-name="P27"><text:span text:style-name="T1">The question was on a K 1-25 iteration how do you know which is best? </text:span></text:p>
        </text:list-item>
      </text:list>
      <text:p text:style-name="P24"><text:span text:style-name="T1"/></text:p>
      <text:p text:style-name="P24"><text:span text:style-name="T1">The question is complex because it can be answered 2 ways that <text:s/>I will try and clarify for transparency. </text:span></text:p>
      <text:p text:style-name="P24"><text:span text:style-name="T1"/></text:p>
      <text:p text:style-name="P23"><text:soft-page-break/><text:span text:style-name="T10"><text:tab/>The simplest explanation is that</text:span><text:span text:style-name="T1"> the code iterates or runs loops using a different value for K each time. We plot </text:span><text:span text:style-name="T10">the accuracy of each run separately along the x axis. K </text:span><text:span text:style-name="T1">1-25 </text:span><text:span text:style-name="T10">is </text:span><text:span text:style-name="T1">on the x axis and accuracy is measured on the y axis. </text:span><text:span text:style-name="T11">The simple answer would be w</text:span><text:span text:style-name="T1">here</text:span><text:span text:style-name="T10">ver</text:span><text:span text:style-name="T1"> the line is the highest, we would say it is most accurate. </text:span><text:span text:style-name="T10">The image in the power point would show an example of this.</text:span></text:p>
      <text:p text:style-name="P23"><text:span text:style-name="T10"/></text:p>
      <text:p text:style-name="P23"><text:span text:style-name="T1"><text:s/><text:tab/>There is likely a follow up question to that I was considering </text:span><text:span text:style-name="T10">during the presentation</text:span><text:span text:style-name="T1"> The follow up question requires some </text:span><text:span text:style-name="T10">additional </text:span><text:span text:style-name="T1">thought. It would be:</text:span></text:p>
      <text:list xml:id="list521616079" text:style-name="L2">
        <text:list-item>
          <text:p text:style-name="P26"><text:span text:style-name="T1">What datasets would be best for different K Values? </text:span></text:p>
        </text:list-item>
      </text:list>
      <text:p text:style-name="P25"><text:span text:style-name="T10"><text:tab/>In thinking about t</text:span><text:span text:style-name="T13">his further</text:span><text:span text:style-name="T10">, I h</text:span><text:span text:style-name="T13">ave collected my thoughts</text:span><text:span text:style-name="T10">. We use the concept of train_test_split </text:span><text:span text:style-name="T13">80/20 </text:span><text:span text:style-name="T10">so we have the ability to “check the work” of the regression model. </text:span><text:span text:style-name="T11">For example, </text:span><text:span text:style-name="T13">let’s say we </text:span><text:span text:style-name="T11">run K1. Then we use some of the data </text:span><text:span text:style-name="T13">(20% </text:span><text:span text:style-name="T11">t</text:span><text:span text:style-name="T13">hat was set aside at the beginning) t</text:span><text:span text:style-name="T11">o see to what extent the model was accurate. Then we run the K2 and so on and so forth.</text:span></text:p>
      <text:p text:style-name="P24"><text:span text:style-name="T11"/></text:p>
      <text:p text:style-name="P24"><text:span text:style-name="T10"><text:tab/>If we use the plot</text:span><text:span text:style-name="T11">ted point</text:span><text:span text:style-name="T10"> itself </text:span><text:span text:style-name="T11">(IE K1 model)</text:span><text:span text:style-name="T10">, it likely best reflects it’s own values. </text:span><text:span text:style-name="T11">The 25</text:span><text:span text:style-name="T25">th</text:span><text:span text:style-name="T11"> closest point value likely does not as closely represent the values of the plotted point. <text:s/></text:span><text:span text:style-name="T14">This might not be true in all datasets or there could be a different logic. </text:span><text:span text:style-name="T11">I would think in most cases a lower K-value would be more accurate but it depends on application, I suppose. I would pay </text:span><text:soft-page-break/><text:span text:style-name="T11">closest attention to the K 1-3 unless the data seemed to indicate something different. I hope this helps someone.</text:span></text:p>
      <text:p text:style-name="P9"><text:span text:style-name="T1"/></text:p>
      <text:p text:style-name="P19"><text:span text:style-name="T1">Thoughts on User interface:</text:span></text:p>
      <text:p text:style-name="P17"><text:span text:style-name="T7"><text:tab/>If I were continu</text:span><text:span text:style-name="T9">ing</text:span><text:span text:style-name="T1"> this project, </text:span><text:span text:style-name="T7">user interface</text:span><text:span text:style-name="T1"> would </text:span><text:span text:style-name="T7">be a web-app using flask and the following technologies:</text:span></text:p>
      <text:p text:style-name="P18"><text:a xlink:type="simple" xlink:href="https://flask.palletsprojects.com/en/2.3.x/" text:style-name="Internet_20_link" text:visited-style-name="Visited_20_Internet_20_Link"><text:span text:style-name="T1">https://flask.palletsprojects.com/en/2.3.x/</text:span></text:a></text:p>
      <text:p text:style-name="P18"><text:span text:style-name="T1">https://www.mongodb.com/</text:span></text:p>
      <text:p text:style-name="P18"><text:span text:style-name="T1">https://mathjs.org/</text:span></text:p>
      <text:p text:style-name="P18"><text:span text:style-name="T1">https://www.chartjs.org/</text:span></text:p>
      <text:p text:style-name="P8"><text:span text:style-name="T7"><text:tab/>I felt each of these </text:span><text:span text:style-name="T9">were applicable.</text:span><text:span text:style-name="T7"> More information can be found in their documentation. I </text:span><text:span text:style-name="T9">l</text:span><text:span text:style-name="T7">ike</text:span><text:span text:style-name="T9">d</text:span><text:span text:style-name="T7"> the idea of “drag and drop”</text:span><text:span text:style-name="T1"> </text:span><text:span text:style-name="T7">and </text:span><text:span text:style-name="T1">“add your own formula” functionalit</text:span><text:span text:style-name="T7">ies </text:span><text:span text:style-name="T9">with simplicity in mind. </text:span><text:span text:style-name="T8">A UI with buttons would be a nice alternative to the command line </text:span><text:span text:style-name="T9">when implementing the machine learning</text:span><text:span text:style-name="T8">.</text:span></text:p>
      <text:p text:style-name="P1"><text:span text:style-name="T15"/></text:p>
      <text:p text:style-name="P1"><text:span text:style-name="T15">Part 3: The algorithm</text:span></text:p>
      <text:p text:style-name="P7"><text:span text:style-name="T1"><text:tab/>It is currently unclear what the most desirable output would be or whether my current thoughts on the matter will be in any way relevant by the end of </text:span><text:span text:style-name="T9">undergrad</text:span><text:span text:style-name="T1">. Due to the amount of interest in the subject and the </text:span><text:soft-page-break/><text:span text:style-name="T1">nature of the website/features, there are </text:span><text:span text:style-name="T6">countless brilliant </text:span><text:span text:style-name="T1">people testing different possibilities and algorithms </text:span><text:span text:style-name="T8">already</text:span><text:span text:style-name="T1">. </text:span></text:p>
      <text:p text:style-name="P7"><text:span text:style-name="T1"/></text:p>
      <text:p text:style-name="P7"><text:span text:style-name="T8"><text:tab/>As for me, I will be continuing my studies in the sciences. </text:span><text:span text:style-name="T12">Keep in mind, at the time of this article, I am a sophomore in my undergraduate studies. </text:span><text:span text:style-name="T8">As f</text:span><text:span text:style-name="T6">or this playground, I will continue to use the data to perform calculations, apply formulas and store data in various outputs until I am more solidified in my objectives. </text:span></text:p>
      <text:p text:style-name="P7"><text:span text:style-name="T6"/></text:p>
      <text:p text:style-name="P1"><text:span text:style-name="T15">Part 4: The results.</text:span></text:p>
      <text:p text:style-name="P1"><text:span text:style-name="T1"><text:tab/>Further refinement to outputs could be necessary however this process will serve as a first step in establishing a repeatable process </text:span><text:span text:style-name="T12">for myself (and anyone who wants to use it) </text:span><text:span text:style-name="T8">for continued learning. U</text:span><text:span text:style-name="T1">sing the known data [the materials project] as inputs, processing locally [python], storing locally [</text:span><text:span text:style-name="T8">Mongo</text:span><text:span text:style-name="T1">], </text:span><text:span text:style-name="T9">applying mathematical formulas</text:span><text:span text:style-name="T1"> and outputting in a spreadsheet [excel] format.</text:span></text:p>
      <text:p text:style-name="P1"><text:span text:style-name="T21"/></text:p>
      <text:p text:style-name="P6"><text:span text:style-name="T21">Final Thoughts</text:span></text:p>
      <text:p text:style-name="P21"><text:span text:style-name="T17"><text:tab/>I have started collecting my thoughts on math and chemistry formulas which <text:s/>will occupy my thoughts in the upcoming semester.</text:span><text:span text:style-name="T18"> </text:span><text:span text:style-name="T20">T</text:span><text:span text:style-name="T18">hrough the project at the Department of Energy, I was already provided some concepts </text:span><text:soft-page-break/><text:span text:style-name="T18">that course corrected my thinking and I am confident I will continue to pivot as I learn more.</text:span></text:p>
      <text:p text:style-name="P21"><text:span text:style-name="T18"/></text:p>
      <text:p text:style-name="P20"><text:span text:style-name="T22">A </text:span><text:span text:style-name="T23">few questions:</text:span></text:p>
      <text:list xml:id="list2777198036" text:style-name="L1">
        <text:list-item>
          <text:p text:style-name="P15"><text:span text:style-name="T19">W</text:span><text:span text:style-name="T17">hat would be most valuable to employers in </text:span><text:span text:style-name="T19">material</text:span><text:span text:style-name="T17">-related fields? </text:span></text:p>
        </text:list-item>
        <text:list-item>
          <text:p text:style-name="P15"><text:span text:style-name="T17">Is there desirable knowledge or valuable skill-set</text:span><text:span text:style-name="T18">s</text:span><text:span text:style-name="T17"> in new hires? </text:span></text:p>
        </text:list-item>
        <text:list-item>
          <text:p text:style-name="P15"><text:span text:style-name="T19">Are there s</text:span><text:span text:style-name="T17">pecific metal characteristics, calculations, laws, theories, etc. </text:span><text:span text:style-name="T19">t</text:span><text:span text:style-name="T17">hat could be used to further refine and declare the algorithm?</text:span></text:p>
        </text:list-item>
      </text:list>
      <text:p text:style-name="P21"><text:span text:style-name="T18"><text:tab/></text:span></text:p>
      <text:p text:style-name="P14"><text:span text:style-name="T17"><text:tab/>This project acts as a great starting place to collect ideas and further our knowledge. While the pursuit of knowledge is far from complete for those of us in undergraduate studies, this is a great first step. With over 19,00</text:span><text:span text:style-name="T18">0</text:span><text:span text:style-name="T17"> citations to this amazing wealth of information [</text:span><text:a xlink:type="simple" xlink:href="http://materialsproject.org/" office:target-frame-name="_blank" xlink:show="new" text:style-name="Internet_20_link" text:visited-style-name="Visited_20_Internet_20_Link"><text:span text:style-name="T24">materialsproject.org</text:span></text:a><text:span text:style-name="T17">], we have likely just seen a glimpse of what is possible.  This project could not be completed without a special thank you to everyone that makes </text:span><text:a xlink:type="simple" xlink:href="http://materialsproject.org/" office:target-frame-name="_blank" xlink:show="new" text:style-name="Internet_20_link" text:visited-style-name="Visited_20_Internet_20_Link"><text:span text:style-name="T24">materialsproject.org</text:span></text:a><text:span text:style-name="T16"> </text:span><text:span text:style-name="T17">possible. Additionally, the Department of Energy has invested significant energy in countless questions and resources surrounding TensorFlow, python and several other frameworks.</text:span></text:p>
      <text:p text:style-name="P13"><text:span text:style-name="T17"/></text:p>
      <text:p text:style-name="P10"/>
      <text:p text:style-name="P10"/>
      <text:p text:style-name="P10"><text:soft-page-break/>Works Cited</text:p>
      <text:p text:style-name="P11"/>
      <text:p text:style-name="P4"><text:span text:style-name="T1">M. Esters, C. Oses, S. Divilov, H. Eckert, R. Friedrich, D. Hicks, M. Mehl, F. Rose, A. Smolyanyuk, A. Calzolari, X. Campilongo, C. Toher, S. Curtarolo, aflow.org: A web ecosystem of databases, software and tools, Computational Materials Science, Volume 216, 2023, 111808, ISSN 0927-0256, </text:span><text:a xlink:type="simple" xlink:href="https://doi.org/10.1016/j.commatsci.2022.111808" text:style-name="Internet_20_link" text:visited-style-name="Visited_20_Internet_20_Link"><text:span text:style-name="T1">https://doi.org/10.1016/j.commatsci.2022.111808</text:span></text:a><text:span text:style-name="T1">.</text:span></text:p>
      <text:p text:style-name="P4"><text:span text:style-name="T1">A. Jain, S. Ping Ong, G. Hautier, W. Chen, W. D. Richards, S. Dacek, S. Cholia, D. Gunter, D. Skinner, G. Ceder, and K. Persson, "Commentary: The Materials Project: A materials genome approach to accelerating materials innovation", APL Materials 1, 011002 (2013) https://doi.org/10.1063/1.48123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ce style:name="Courier New" svg:font-family="'Courier New', Courier, monospace, arial, sans-serif"/>
    <style:font-face style:name="F" svg:font-family=""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Watters, Joshua P</meta:initial-creator>
    <meta:editing-cycles>3</meta:editing-cycles>
    <meta:creation-date>2022-11-30T16:04:00</meta:creation-date>
    <dc:date>2023-07-15T10:17:33.927352098</dc:date>
    <meta:editing-duration>PT2M</meta:editing-duration>
    <meta:generator>LibreOffice/7.3.7.2$Linux_X86_64 LibreOffice_project/30$Build-2</meta:generator>
    <meta:document-statistic meta:table-count="0" meta:image-count="0" meta:object-count="0" meta:page-count="8" meta:paragraph-count="43" meta:word-count="1354" meta:character-count="8229" meta:non-whitespace-character-count="6882"/>
    <meta:user-defined meta:name="AppVersion">16.0000</meta:user-defined>
    <meta:template xlink:type="simple" xlink:actuate="onRequest" xlink:title="Normal.dotm" xlink:href=""/>
  </office:meta>
</office:document-meta>
</file>